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eq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3298" calcext:value-type="float">
            <text:p>0.0329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258929" calcext:value-type="float">
            <text:p>0.25892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575969" calcext:value-type="float">
            <text:p>2.575969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5.511962" calcext:value-type="float">
            <text:p>25.511962</text:p>
          </table:table-cell>
        </table:table-row>
      </table:table>
      <table:table table:name="OMp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20707" calcext:value-type="float">
            <text:p>0.02070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021177" calcext:value-type="float">
            <text:p>0.02117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035059" calcext:value-type="float">
            <text:p>0.03505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054059" calcext:value-type="float">
            <text:p>0.05405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159518" calcext:value-type="float">
            <text:p>0.15951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152447" calcext:value-type="float">
            <text:p>0.15244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178107" calcext:value-type="float">
            <text:p>0.17810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185688" calcext:value-type="float">
            <text:p>0.18568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489727" calcext:value-type="float">
            <text:p>1.48972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426512" calcext:value-type="float">
            <text:p>1.42651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631854" calcext:value-type="float">
            <text:p>1.63185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.558936" calcext:value-type="float">
            <text:p>1.558936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.88824" calcext:value-type="float">
            <text:p>15.88824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4.767432" calcext:value-type="float">
            <text:p>14.767432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.435874" calcext:value-type="float">
            <text:p>14.435874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4.593658" calcext:value-type="float">
            <text:p>14.593658</text:p>
          </table:table-cell>
        </table:table-row>
      </table:table>
      <table:table table:name="pth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58816" calcext:value-type="float">
            <text:p>0.0588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087848" calcext:value-type="float">
            <text:p>0.0878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120449" calcext:value-type="float">
            <text:p>0.1204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190338" calcext:value-type="float">
            <text:p>0.19033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384435" calcext:value-type="float">
            <text:p>0.38443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602451" calcext:value-type="float">
            <text:p>0.60245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594728" calcext:value-type="float">
            <text:p>0.59472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67378" calcext:value-type="float">
            <text:p>0.6737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.469053" calcext:value-type="float">
            <text:p>3.46905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.085788" calcext:value-type="float">
            <text:p>6.08578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.118216" calcext:value-type="float">
            <text:p>6.11821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.302639" calcext:value-type="float">
            <text:p>6.302639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4.836378" calcext:value-type="float">
            <text:p>34.836378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3.299655" calcext:value-type="float">
            <text:p>63.299655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3.606386" calcext:value-type="float">
            <text:p>63.606386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4.929339" calcext:value-type="float">
            <text:p>64.9293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21:30:24.874475529</meta:creation-date>
    <dc:date>2019-02-10T22:20:02.240538060</dc:date>
    <meta:editing-duration>PT39M27S</meta:editing-duration>
    <meta:editing-cycles>9</meta:editing-cycles>
    <meta:generator>LibreOffice/6.0.7.3$Linux_X86_64 LibreOffice_project/00m0$Build-3</meta:generator>
    <meta:document-statistic meta:table-count="3" meta:cell-count="156" meta:object-count="0"/>
  </office:meta>
</office:document-meta>
</file>